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_split_catboost_2_plane_heb-english-g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]/[.B2]" office:value-type="float" office:value="0.333333333333333" calcext:value-type="float">
            <text:p>0.333333333333333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21800776758822" calcext:value-type="float">
            <text:p>0.21800776758822</text:p>
          </table:table-cell>
        </table:table-row>
        <table:table-row table:style-name="ro1">
          <table:table-cell office:value-type="string" calcext:value-type="string">
            <text:p>gen_1: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3]/[.B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4]/[.B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]/[.B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]/[.B6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7]/[.B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8]/[.B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9]/[.B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0]/[.B1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1]/[.B1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2]/[.B12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3]/[.B13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4]/[.B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5]/[.B15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6]/[.B1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7]/[.B1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8]/[.B1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9]/[.B1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21]/[.B21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22]/[.B22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3]/[.B2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4]/[.B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25]/[.B2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26]/[.B2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27]/[.B27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8]/[.B2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29]/[.B2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D30]/[.B3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31]/[.B31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32]/[.B3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33]/[.B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4]/[.B34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35]/[.B3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6]/[.B3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37]/[.B3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38]/[.B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39]/[.B3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40]/[.B40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41]/[.B41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42]/[.B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43]/[.B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4]/[.B4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5]/[.B4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6]/[.B4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7]/[.B4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48]/[.B4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49]/[.B49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0]/[.B5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[.D51]/[.B51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52]/[.B52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53]/[.B5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4]/[.B5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55]/[.B55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6]/[.B5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57]/[.B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58]/[.B5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9]/[.B59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60]/[.B60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61]/[.B6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62]/[.B62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63]/[.B63]" office:value-type="float" office:value="0.0476190476190476" calcext:value-type="float">
            <text:p>0.0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4]/[.B64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65]/[.B65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66]/[.B6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7]/[.B6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68]/[.B6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9]/[.B6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70]/[.B7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71]/[.B71]" office:value-type="float" office:value="0.434782608695652" calcext:value-type="float">
            <text:p>0.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2]/[.B72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73]/[.B73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74]/[.B74]" office:value-type="float" office:value="0.173913043478261" calcext:value-type="float">
            <text:p>0.1739130434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5]/[.B7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76]/[.B76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7]/[.B7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8]/[.B7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79]/[.B7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0]/[.B8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D81]/[.B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82]/[.B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83]/[.B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84]/[.B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85]/[.B85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86]/[.B8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7]/[.B87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88]/[.B88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89]/[.B89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90]/[.B90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91]/[.B9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92]/[.B9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93]/[.B93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94]/[.B9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95]/[.B95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D96]/[.B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7]/[.B9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D98]/[.B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99]/[.B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00]/[.B100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01]/[.B10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02]/[.B102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03]/[.B10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104]/[.B104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5]/[.B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D106]/[.B106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07]/[.B107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08]/[.B10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109]/[.B1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10]/[.B11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11]/[.B111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12]/[.B11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13]/[.B1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14]/[.B11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5]/[.B11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16]/[.B1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17]/[.B11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18]/[.B11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19]/[.B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0]/[.B12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21]/[.B12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22]/[.B1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3]/[.B12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24]/[.B1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25]/[.B1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26]/[.B12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27]/[.B12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28]/[.B1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9]/[.B12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30]/[.B13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31]/[.B13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32]/[.B1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33]/[.B13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34]/[.B13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35]/[.B1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36]/[.B13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37]/[.B13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38]/[.B13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39]/[.B139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40]/[.B140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41]/[.B14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42]/[.B142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143]/[.B14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44]/[.B14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45]/[.B14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146]/[.B14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147]/[.B14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48]/[.B148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49]/[.B1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50]/[.B15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51]/[.B151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52]/[.B152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53]/[.B15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154]/[.B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5]/[.B155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156]/[.B15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57]/[.B15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58]/[.B158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59]/[.B159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60]/[.B16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61]/[.B16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62]/[.B16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63]/[.B16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64]/[.B16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165]/[.B16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66]/[.B16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67]/[.B16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68]/[.B16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69]/[.B16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70]/[.B17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71]/[.B171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172]/[.B172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73]/[.B17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74]/[.B17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175]/[.B175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76]/[.B17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77]/[.B177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78]/[.B178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79]/[.B17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80]/[.B18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81]/[.B1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82]/[.B182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83]/[.B18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D184]/[.B18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85]/[.B18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86]/[.B186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87]/[.B1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188]/[.B1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89]/[.B18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90]/[.B190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91]/[.B19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92]/[.B19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93]/[.B19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D194]/[.B19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195]/[.B1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96]/[.B196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97]/[.B197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198]/[.B198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99]/[.B19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200]/[.B20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01]/[.B20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202]/[.B202]" office:value-type="float" office:value="0.0952380952380952" calcext:value-type="float">
            <text:p>0.095238095238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03]/[.B20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204]/[.B204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205]/[.B2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206]/[.B206]" office:value-type="float" office:value="0.107142857142857" calcext:value-type="float">
            <text:p>0.10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07]/[.B207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08]/[.B208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09]/[.B20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210]/[.B21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11]/[.B21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212]/[.B21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213]/[.B21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14]/[.B21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215]/[.B21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16]/[.B21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217]/[.B217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218]/[.B21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219]/[.B21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20]/[.B2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21]/[.B221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222]/[.B222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223]/[.B22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224]/[.B22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25]/[.B225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26]/[.B22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27]/[.B2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28]/[.B2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29]/[.B22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230]/[.B230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31]/[.B23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32]/[.B23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233]/[.B23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34]/[.B23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35]/[.B23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36]/[.B23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237]/[.B23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38]/[.B238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39]/[.B23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40]/[.B24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41]/[.B24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42]/[.B24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43]/[.B24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44]/[.B24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245]/[.B24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246]/[.B2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247]/[.B2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248]/[.B248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49]/[.B2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50]/[.B25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51]/[.B2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52]/[.B25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53]/[.B25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54]/[.B25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255]/[.B2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56]/[.B25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57]/[.B25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58]/[.B25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59]/[.B25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260]/[.B2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261]/[.B261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62]/[.B2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63]/[.B26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64]/[.B26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65]/[.B26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66]/[.B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67]/[.B26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268]/[.B26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69]/[.B2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270]/[.B27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271]/[.B271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272]/[.B272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73]/[.B27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274]/[.B274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75]/[.B27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76]/[.B27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277]/[.B277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78]/[.B27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279]/[.B27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80]/[.B28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81]/[.B28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82]/[.B28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83]/[.B28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84]/[.B28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85]/[.B28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86]/[.B28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87]/[.B28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88]/[.B28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89]/[.B28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90]/[.B29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91]/[.B29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2]/[.B29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93]/[.B29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94]/[.B29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295]/[.B29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96]/[.B29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D297]/[.B2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98]/[.B2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299]/[.B299]" office:value-type="float" office:value="0.178571428571429" calcext:value-type="float">
            <text:p>0.17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00]/[.B30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301]/[.B30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302]/[.B30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03]/[.B30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04]/[.B30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D305]/[.B30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06]/[.B30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307]/[.B307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308]/[.B308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309]/[.B3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310]/[.B310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311]/[.B311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12]/[.B31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13]/[.B313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14]/[.B314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15]/[.B31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16]/[.B31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317]/[.B31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318]/[.B318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19]/[.B319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20]/[.B32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21]/[.B32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22]/[.B32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323]/[.B32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24]/[.B3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25]/[.B32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326]/[.B32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27]/[.B3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328]/[.B328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329]/[.B32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330]/[.B330]" office:value-type="float" office:value="0.136363636363636" calcext:value-type="float">
            <text:p>0.1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331]/[.B3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32]/[.B33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333]/[.B3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334]/[.B334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35]/[.B3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336]/[.B33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337]/[.B33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38]/[.B33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339]/[.B3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340]/[.B3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41]/[.B34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42]/[.B34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343]/[.B34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44]/[.B34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345]/[.B345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D346]/[.B3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D347]/[.B3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348]/[.B348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49]/[.B349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50]/[.B350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351]/[.B351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52]/[.B35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53]/[.B35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54]/[.B3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355]/[.B35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56]/[.B35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357]/[.B3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58]/[.B358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59]/[.B359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360]/[.B36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361]/[.B3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362]/[.B36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363]/[.B363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364]/[.B36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65]/[.B36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366]/[.B366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367]/[.B36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368]/[.B3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69]/[.B36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370]/[.B37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71]/[.B37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372]/[.B37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373]/[.B37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374]/[.B374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375]/[.B375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76]/[.B37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377]/[.B37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78]/[.B37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79]/[.B37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380]/[.B380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381]/[.B38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382]/[.B38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383]/[.B38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84]/[.B38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385]/[.B385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386]/[.B386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87]/[.B38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388]/[.B388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389]/[.B389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90]/[.B390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391]/[.B391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92]/[.B39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393]/[.B3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394]/[.B394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95]/[.B39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396]/[.B396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97]/[.B39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98]/[.B39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399]/[.B3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400]/[.B400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401]/[.B40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02]/[.B40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03]/[.B40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404]/[.B404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405]/[.B40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406]/[.B406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407]/[.B40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408]/[.B40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409]/[.B40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410]/[.B4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411]/[.B411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412]/[.B4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413]/[.B41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414]/[.B41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415]/[.B4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416]/[.B41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417]/[.B41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418]/[.B41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419]/[.B419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420]/[.B420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21]/[.B42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422]/[.B422]" office:value-type="float" office:value="0.185185185185185" calcext:value-type="float">
            <text:p>0.185185185185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23]/[.B42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24]/[.B42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25]/[.B42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26]/[.B42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427]/[.B4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428]/[.B42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29]/[.B429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430]/[.B43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431]/[.B431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432]/[.B432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33]/[.B433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34]/[.B43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435]/[.B43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436]/[.B43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7]/[.B4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38]/[.B43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39]/[.B43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40]/[.B4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41]/[.B44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442]/[.B4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443]/[.B44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44]/[.B44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445]/[.B445]" office:value-type="float" office:value="0.136363636363636" calcext:value-type="float">
            <text:p>0.1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446]/[.B446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447]/[.B44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48]/[.B44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449]/[.B44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450]/[.B450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451]/[.B451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452]/[.B452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53]/[.B45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454]/[.B454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455]/[.B45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456]/[.B456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457]/[.B457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458]/[.B458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59]/[.B45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460]/[.B46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461]/[.B461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462]/[.B462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463]/[.B463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64]/[.B464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465]/[.B4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466]/[.B46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D467]/[.B467]" office:value-type="float" office:value="0.241379310344828" calcext:value-type="float">
            <text:p>0.241379310344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468]/[.B468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469]/[.B4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470]/[.B47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471]/[.B471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72]/[.B47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473]/[.B47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474]/[.B474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475]/[.B47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476]/[.B476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477]/[.B47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478]/[.B478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479]/[.B479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480]/[.B48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481]/[.B481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82]/[.B48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83]/[.B48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484]/[.B4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485]/[.B4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86]/[.B48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487]/[.B48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488]/[.B48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489]/[.B489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490]/[.B490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91]/[.B4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92]/[.B4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493]/[.B493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94]/[.B494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495]/[.B4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96]/[.B496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497]/[.B49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498]/[.B4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499]/[.B4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500]/[.B500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01]/[.B50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02]/[.B50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503]/[.B503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504]/[.B50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505]/[.B50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506]/[.B506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07]/[.B507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508]/[.B50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509]/[.B509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510]/[.B510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511]/[.B5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12]/[.B51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513]/[.B5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14]/[.B51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515]/[.B515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516]/[.B5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17]/[.B51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18]/[.B51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19]/[.B51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20]/[.B52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21]/[.B52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522]/[.B5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23]/[.B523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24]/[.B52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525]/[.B525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526]/[.B52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527]/[.B527]" office:value-type="float" office:value="0.304347826086957" calcext:value-type="float">
            <text:p>0.30434782608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28]/[.B52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529]/[.B529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30]/[.B53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531]/[.B53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[.D532]/[.B53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33]/[.B53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534]/[.B53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35]/[.B53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36]/[.B53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537]/[.B537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538]/[.B538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539]/[.B53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40]/[.B540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541]/[.B541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42]/[.B54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543]/[.B5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44]/[.B54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545]/[.B54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46]/[.B54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547]/[.B54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48]/[.B548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549]/[.B54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50]/[.B550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D551]/[.B551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D552]/[.B552]" office:value-type="float" office:value="0.173913043478261" calcext:value-type="float">
            <text:p>0.1739130434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553]/[.B5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54]/[.B554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555]/[.B55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556]/[.B556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57]/[.B55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D558]/[.B55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559]/[.B5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60]/[.B560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561]/[.B56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562]/[.B56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563]/[.B56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64]/[.B56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65]/[.B56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566]/[.B566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67]/[.B56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568]/[.B56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569]/[.B56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70]/[.B57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571]/[.B57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72]/[.B57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573]/[.B57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574]/[.B5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575]/[.B575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576]/[.B576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577]/[.B5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578]/[.B57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579]/[.B57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580]/[.B58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81]/[.B58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582]/[.B58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D583]/[.B5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84]/[.B58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585]/[.B58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586]/[.B586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587]/[.B58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588]/[.B58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589]/[.B58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90]/[.B590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591]/[.B5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92]/[.B59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93]/[.B59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594]/[.B5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595]/[.B59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596]/[.B59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597]/[.B597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598]/[.B598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99]/[.B599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D600]/[.B60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601]/[.B60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602]/[.B60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603]/[.B603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604]/[.B6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605]/[.B60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06]/[.B60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607]/[.B607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608]/[.B60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09]/[.B60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610]/[.B61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611]/[.B61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12]/[.B61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613]/[.B6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14]/[.B61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615]/[.B61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16]/[.B616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617]/[.B61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18]/[.B61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19]/[.B6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620]/[.B62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21]/[.B62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22]/[.B62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D623]/[.B62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24]/[.B62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625]/[.B62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626]/[.B626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627]/[.B62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628]/[.B628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629]/[.B62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30]/[.B63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631]/[.B63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632]/[.B63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633]/[.B633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634]/[.B63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635]/[.B63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636]/[.B63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637]/[.B63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638]/[.B638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39]/[.B63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640]/[.B640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641]/[.B641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642]/[.B642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643]/[.B64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44]/[.B64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645]/[.B64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46]/[.B646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47]/[.B64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48]/[.B648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49]/[.B64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650]/[.B65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651]/[.B65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652]/[.B65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653]/[.B65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654]/[.B65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5]/[.B655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56]/[.B65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57]/[.B6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658]/[.B658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59]/[.B65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660]/[.B66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661]/[.B6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662]/[.B6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663]/[.B6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64]/[.B664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65]/[.B66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666]/[.B66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67]/[.B66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68]/[.B66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669]/[.B669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670]/[.B670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671]/[.B671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72]/[.B67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673]/[.B67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674]/[.B6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675]/[.B6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76]/[.B67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677]/[.B67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678]/[.B678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679]/[.B6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680]/[.B680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681]/[.B68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82]/[.B682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683]/[.B683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684]/[.B68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685]/[.B6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686]/[.B686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687]/[.B687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88]/[.B688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689]/[.B68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690]/[.B690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91]/[.B69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92]/[.B69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93]/[.B69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694]/[.B69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695]/[.B695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696]/[.B69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697]/[.B697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698]/[.B698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99]/[.B6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700]/[.B70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701]/[.B70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702]/[.B702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703]/[.B703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704]/[.B70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705]/[.B70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06]/[.B70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707]/[.B7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708]/[.B70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709]/[.B70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10]/[.B71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711]/[.B71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D712]/[.B712]" office:value-type="float" office:value="0.173913043478261" calcext:value-type="float">
            <text:p>0.1739130434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713]/[.B71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714]/[.B71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715]/[.B71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716]/[.B716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717]/[.B71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718]/[.B71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719]/[.B71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720]/[.B7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21]/[.B72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722]/[.B72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723]/[.B72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24]/[.B72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25]/[.B72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726]/[.B72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727]/[.B727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728]/[.B728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729]/[.B7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730]/[.B730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731]/[.B73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32]/[.B73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733]/[.B733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734]/[.B73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735]/[.B735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736]/[.B73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737]/[.B73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738]/[.B738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39]/[.B73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740]/[.B74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741]/[.B741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742]/[.B74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743]/[.B7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744]/[.B744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745]/[.B74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46]/[.B74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747]/[.B74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748]/[.B748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749]/[.B74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750]/[.B750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751]/[.B751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52]/[.B75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753]/[.B75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754]/[.B75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755]/[.B755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756]/[.B756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57]/[.B757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758]/[.B758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759]/[.B759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760]/[.B76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61]/[.B76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762]/[.B762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763]/[.B763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764]/[.B76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765]/[.B765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766]/[.B76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767]/[.B767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768]/[.B76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769]/[.B769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70]/[.B77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771]/[.B771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772]/[.B77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773]/[.B77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774]/[.B77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775]/[.B77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776]/[.B77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777]/[.B77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778]/[.B7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779]/[.B77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780]/[.B78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D781]/[.B78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782]/[.B782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783]/[.B78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784]/[.B78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785]/[.B78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786]/[.B786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787]/[.B78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788]/[.B788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89]/[.B78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790]/[.B790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791]/[.B791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792]/[.B792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793]/[.B793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794]/[.B7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795]/[.B79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796]/[.B79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797]/[.B79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798]/[.B79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799]/[.B79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00]/[.B800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801]/[.B80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02]/[.B80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803]/[.B80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804]/[.B804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805]/[.B805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806]/[.B80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D807]/[.B807]" office:value-type="float" office:value="0.269230769230769" calcext:value-type="float">
            <text:p>0.2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08]/[.B80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809]/[.B80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810]/[.B81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11]/[.B81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12]/[.B81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13]/[.B81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14]/[.B81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15]/[.B81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816]/[.B81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17]/[.B81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18]/[.B81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819]/[.B81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20]/[.B82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21]/[.B821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822]/[.B822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823]/[.B82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824]/[.B824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825]/[.B82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26]/[.B82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827]/[.B82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828]/[.B828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829]/[.B829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830]/[.B830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31]/[.B83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832]/[.B83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833]/[.B833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834]/[.B834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835]/[.B835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36]/[.B83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837]/[.B83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838]/[.B83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839]/[.B83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840]/[.B84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41]/[.B84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842]/[.B84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43]/[.B84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44]/[.B84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45]/[.B84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846]/[.B846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847]/[.B847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848]/[.B848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849]/[.B84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850]/[.B85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851]/[.B85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852]/[.B852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53]/[.B85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854]/[.B85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855]/[.B85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856]/[.B85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857]/[.B85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858]/[.B858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59]/[.B85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860]/[.B86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861]/[.B86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862]/[.B862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863]/[.B863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864]/[.B864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865]/[.B865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66]/[.B8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D867]/[.B867]" office:value-type="float" office:value="0.0476190476190476" calcext:value-type="float">
            <text:p>0.0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68]/[.B86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869]/[.B869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70]/[.B870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871]/[.B8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872]/[.B872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873]/[.B87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74]/[.B87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875]/[.B875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876]/[.B876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77]/[.B87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878]/[.B87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879]/[.B879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880]/[.B88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881]/[.B88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882]/[.B88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883]/[.B883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884]/[.B88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885]/[.B885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886]/[.B88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887]/[.B887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888]/[.B88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89]/[.B88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90]/[.B89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891]/[.B891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92]/[.B89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893]/[.B89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94]/[.B89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895]/[.B89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896]/[.B89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97]/[.B89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898]/[.B898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899]/[.B89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900]/[.B900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01]/[.B90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902]/[.B902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03]/[.B90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904]/[.B90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05]/[.B90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06]/[.B90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907]/[.B90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908]/[.B908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909]/[.B909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910]/[.B910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911]/[.B911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912]/[.B912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913]/[.B913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14]/[.B91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915]/[.B9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916]/[.B916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917]/[.B917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[.D918]/[.B918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919]/[.B91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920]/[.B92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21]/[.B921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22]/[.B92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923]/[.B923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924]/[.B924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925]/[.B92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926]/[.B92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D927]/[.B927]" office:value-type="float" office:value="0.173913043478261" calcext:value-type="float">
            <text:p>0.1739130434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28]/[.B92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929]/[.B929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930]/[.B93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931]/[.B93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32]/[.B93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933]/[.B933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934]/[.B934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935]/[.B935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936]/[.B936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937]/[.B93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38]/[.B93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939]/[.B93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940]/[.B940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941]/[.B941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942]/[.B94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943]/[.B94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44]/[.B9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45]/[.B94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946]/[.B946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947]/[.B94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948]/[.B948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949]/[.B949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950]/[.B95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51]/[.B95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952]/[.B952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53]/[.B9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54]/[.B95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955]/[.B95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956]/[.B956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957]/[.B95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958]/[.B958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959]/[.B9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960]/[.B960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961]/[.B96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962]/[.B96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963]/[.B963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964]/[.B96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965]/[.B96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66]/[.B96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967]/[.B96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968]/[.B9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969]/[.B96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970]/[.B97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971]/[.B97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972]/[.B97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973]/[.B97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974]/[.B97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975]/[.B975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76]/[.B976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977]/[.B977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978]/[.B97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979]/[.B97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980]/[.B98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981]/[.B981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982]/[.B98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983]/[.B98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984]/[.B984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85]/[.B98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986]/[.B98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987]/[.B987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988]/[.B98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989]/[.B989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990]/[.B990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91]/[.B99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92]/[.B99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93]/[.B99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994]/[.B99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995]/[.B995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996]/[.B996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997]/[.B99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98]/[.B99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99]/[.B999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000]/[.B100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001]/[.B100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002]/[.B100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D1003]/[.B100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004]/[.B1004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005]/[.B1005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006]/[.B100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1007]/[.B1007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008]/[.B100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009]/[.B100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010]/[.B101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011]/[.B101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1012]/[.B1012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013]/[.B101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1014]/[.B1014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015]/[.B1015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016]/[.B101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1017]/[.B1017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018]/[.B101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019]/[.B1019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020]/[.B102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021]/[.B1021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022]/[.B102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1023]/[.B1023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024]/[.B102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25]/[.B102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026]/[.B102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027]/[.B102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028]/[.B102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029]/[.B102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30]/[.B1030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31]/[.B103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32]/[.B1032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033]/[.B103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34]/[.B103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1035]/[.B1035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036]/[.B103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1037]/[.B1037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038]/[.B103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1039]/[.B1039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040]/[.B104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041]/[.B104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42]/[.B1042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043]/[.B10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044]/[.B104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045]/[.B104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046]/[.B104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047]/[.B1047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D1048]/[.B1048]" office:value-type="float" office:value="0.655172413793103" calcext:value-type="float">
            <text:p>0.655172413793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49]/[.B104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50]/[.B10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51]/[.B105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052]/[.B105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53]/[.B105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54]/[.B1054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55]/[.B1055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1056]/[.B1056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057]/[.B1057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058]/[.B105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1059]/[.B1059]" office:value-type="float" office:value="0.260869565217391" calcext:value-type="float">
            <text:p>0.260869565217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060]/[.B106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061]/[.B106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062]/[.B106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63]/[.B1063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64]/[.B106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65]/[.B106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066]/[.B1066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67]/[.B10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68]/[.B106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069]/[.B106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070]/[.B107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1071]/[.B10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072]/[.B1072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073]/[.B107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74]/[.B107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75]/[.B107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76]/[.B10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7]/[.B1077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078]/[.B10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79]/[.B10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80]/[.B108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1081]/[.B1081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082]/[.B1082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083]/[.B10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084]/[.B10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085]/[.B1085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086]/[.B1086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D1087]/[.B1087]" office:value-type="float" office:value="0.392857142857143" calcext:value-type="float">
            <text:p>0.39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088]/[.B108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089]/[.B108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090]/[.B109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91]/[.B109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092]/[.B109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093]/[.B109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94]/[.B1094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1095]/[.B1095]" office:value-type="float" office:value="0.391304347826087" calcext:value-type="float">
            <text:p>0.391304347826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96]/[.B109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097]/[.B109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098]/[.B1098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099]/[.B1099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00]/[.B110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101]/[.B110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102]/[.B1102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103]/[.B11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104]/[.B1104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105]/[.B110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106]/[.B110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D1107]/[.B1107]" office:value-type="float" office:value="0.208333333333333" calcext:value-type="float">
            <text:p>0.20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108]/[.B110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109]/[.B11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1110]/[.B1110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111]/[.B1111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12]/[.B111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1113]/[.B11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114]/[.B111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15]/[.B111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116]/[.B111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117]/[.B11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18]/[.B111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119]/[.B111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120]/[.B112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21]/[.B112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122]/[.B112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123]/[.B112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24]/[.B112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125]/[.B11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126]/[.B112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27]/[.B112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128]/[.B1128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129]/[.B112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1130]/[.B1130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131]/[.B113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D1132]/[.B1132]" office:value-type="float" office:value="0.208333333333333" calcext:value-type="float">
            <text:p>0.20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1133]/[.B113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34]/[.B113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D1135]/[.B1135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136]/[.B113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1137]/[.B1137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138]/[.B113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139]/[.B113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140]/[.B1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141]/[.B1141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142]/[.B1142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143]/[.B114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144]/[.B1144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145]/[.B1145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1146]/[.B1146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147]/[.B114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148]/[.B114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149]/[.B114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150]/[.B1150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151]/[.B115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152]/[.B1152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53]/[.B115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154]/[.B115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55]/[.B115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D1156]/[.B115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1157]/[.B1157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58]/[.B115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159]/[.B115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1160]/[.B1160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161]/[.B1161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162]/[.B116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163]/[.B1163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164]/[.B116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165]/[.B116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166]/[.B116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167]/[.B116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168]/[.B116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69]/[.B1169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170]/[.B117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171]/[.B1171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72]/[.B117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173]/[.B1173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1174]/[.B1174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175]/[.B1175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76]/[.B1176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177]/[.B117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1178]/[.B11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1179]/[.B1179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180]/[.B118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181]/[.B1181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182]/[.B1182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183]/[.B118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184]/[.B11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185]/[.B1185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186]/[.B1186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1187]/[.B1187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188]/[.B1188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89]/[.B118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190]/[.B1190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191]/[.B1191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192]/[.B1192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1193]/[.B1193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1194]/[.B119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195]/[.B1195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196]/[.B119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197]/[.B11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198]/[.B119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1199]/[.B11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1200]/[.B1200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201]/[.B120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02]/[.B120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203]/[.B1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204]/[.B120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1205]/[.B120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206]/[.B1206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207]/[.B120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08]/[.B120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209]/[.B1209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210]/[.B121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211]/[.B1211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212]/[.B1212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213]/[.B1213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214]/[.B121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1215]/[.B12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1216]/[.B121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217]/[.B1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1218]/[.B12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19]/[.B121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220]/[.B12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221]/[.B122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222]/[.B1222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223]/[.B122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1224]/[.B122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225]/[.B1225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226]/[.B122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227]/[.B1227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228]/[.B122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229]/[.B122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230]/[.B123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31]/[.B123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232]/[.B123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233]/[.B123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1234]/[.B123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235]/[.B1235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236]/[.B123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237]/[.B1237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1238]/[.B1238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1239]/[.B1239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240]/[.B1240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1241]/[.B1241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1242]/[.B1242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243]/[.B1243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244]/[.B12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1245]/[.B1245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246]/[.B1246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1247]/[.B1247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248]/[.B124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249]/[.B124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250]/[.B125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251]/[.B1251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1252]/[.B1252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253]/[.B1253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254]/[.B125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255]/[.B125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256]/[.B125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257]/[.B125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258]/[.B125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259]/[.B125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260]/[.B1260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261]/[.B126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262]/[.B126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263]/[.B126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264]/[.B126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265]/[.B126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266]/[.B126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1267]/[.B1267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268]/[.B126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69]/[.B126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1270]/[.B127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271]/[.B127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272]/[.B1272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73]/[.B1273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274]/[.B127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1275]/[.B1275]" office:value-type="float" office:value="0.347826086956522" calcext:value-type="float">
            <text:p>0.34782608695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276]/[.B127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277]/[.B1277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78]/[.B127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279]/[.B1279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280]/[.B1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281]/[.B1281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1282]/[.B1282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283]/[.B128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84]/[.B128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285]/[.B128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286]/[.B1286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1287]/[.B1287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288]/[.B128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289]/[.B1289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290]/[.B1290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1291]/[.B1291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1292]/[.B129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1293]/[.B12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294]/[.B129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295]/[.B129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296]/[.B129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297]/[.B129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298]/[.B129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D1299]/[.B129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1300]/[.B1300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301]/[.B130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302]/[.B13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D1303]/[.B130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304]/[.B130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305]/[.B1305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1306]/[.B1306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307]/[.B130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1308]/[.B1308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309]/[.B130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D1310]/[.B1310]" office:value-type="float" office:value="0.208333333333333" calcext:value-type="float">
            <text:p>0.20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311]/[.B1311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312]/[.B131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313]/[.B1313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314]/[.B131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1315]/[.B131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316]/[.B131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317]/[.B131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318]/[.B131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319]/[.B131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320]/[.B132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321]/[.B132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322]/[.B1322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323]/[.B13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1324]/[.B132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325]/[.B1325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326]/[.B1326]" office:value-type="float" office:value="0.266666666666667" calcext:value-type="float">
            <text:p>0.26666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1T15:56:36.267697882</dc:date>
    <meta:editing-duration>P9DT2H47M13S</meta:editing-duration>
    <meta:editing-cycles>1</meta:editing-cycles>
    <meta:document-statistic meta:table-count="1" meta:cell-count="6632" meta:object-count="0"/>
    <meta:generator>LibreOffice/7.5.3.2$Linux_X86_64 LibreOffice_project/67bf5ab3e8553b11738d1302ab7051a12dd8b40d</meta:generator>
  </office:meta>
</office:document-meta>
</file>